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547in"/>
    </style:style>
    <style:style style:name="co2" style:family="table-column">
      <style:table-column-properties fo:break-before="auto" style:column-width="5.6063in"/>
    </style:style>
    <style:style style:name="co3" style:family="table-column">
      <style:table-column-properties fo:break-before="auto" style:column-width="0.8193in"/>
    </style:style>
    <style:style style:name="co4" style:family="table-column">
      <style:table-column-properties fo:break-before="auto" style:column-width="0.3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Overall Status</text:p>
          </table:table-cell>
          <table:table-cell table:style-name="ce2" table:formula="of:=IF([.F3]&lt;1/3;&quot;GREEN&quot;;IF([.F3]&gt;2/3;&quot;RED&quot;;&quot;YELLOW&quot;))" office:value-type="string" office:string-value="YELLOW" calcext:value-type="string">
            <text:p>YELLOW</text:p>
          </table:table-cell>
          <table:table-cell table:number-columns-repeated="2"/>
          <table:table-cell office:value-type="string" calcext:value-type="string">
            <text:p>Total Risk</text:p>
          </table:table-cell>
          <table:table-cell table:formula="of:=AVERAGE([.F10];[.F19];[.F28];[.F37];[.F46])" office:value-type="float" office:value="0.430808080808081" calcext:value-type="float">
            <text:p>0.430808080808081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V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The total number of defects</text:p>
          </table:table-cell>
          <table:table-cell table:number-columns-repeated="2"/>
          <table:table-cell office:value-type="string" calcext:value-type="string">
            <text:p>Low score</text:p>
          </table:table-cell>
          <table:table-cell table:formula="of:=[.C8]/3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inimal Risk</text:p>
          </table:table-cell>
          <table:table-cell office:value-type="string" calcext:value-type="string">
            <text:p>The number of defects are well below where expected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office:value-type="string" calcext:value-type="string">
            <text:p>Med score</text:p>
          </table:table-cell>
          <table:table-cell table:formula="of:=[.C9]*2/3" office:value-type="float" office:value="5.33333333333333" calcext:value-type="float">
            <text:p>5.33333333333333</text:p>
          </table:table-cell>
        </table:table-row>
        <table:table-row table:style-name="ro1">
          <table:table-cell office:value-type="string" calcext:value-type="string">
            <text:p>Low Risk</text:p>
          </table:table-cell>
          <table:table-cell office:value-type="string" calcext:value-type="string">
            <text:p>The number of defects are about where we expect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string" calcext:value-type="string">
            <text:p>High Score</text:p>
          </table:table-cell>
          <table:table-cell table:formula="of:=[.C1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asonable Risk</text:p>
          </table:table-cell>
          <table:table-cell office:value-type="string" calcext:value-type="string">
            <text:p>The number of defects are slightly above what is expected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string" calcext:value-type="string">
            <text:p>Total votes</text:p>
          </table:table-cell>
          <table:table-cell table:formula="of:=[.C10]+[.C9]+[.C8]+[.C7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igh Risk</text:p>
          </table:table-cell>
          <table:table-cell office:value-type="string" calcext:value-type="string">
            <text:p>The number of defects greatly exceed expectations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office:value-type="string" calcext:value-type="string">
            <text:p>Risk</text:p>
          </table:table-cell>
          <table:table-cell table:formula="of:=SUM([.F6:.F8])/[.F9]" office:value-type="float" office:value="0.652777777777778" calcext:value-type="float">
            <text:p>0.652777777777778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ssessed Risk</text:p>
          </table:table-cell>
          <table:table-cell table:style-name="ce1"/>
          <table:table-cell table:style-name="ce3" table:formula="of:=IF([.F10]&lt;1/3;&quot;GREEN&quot;;IF([.F10]&gt;2/3;&quot;RED&quot;;&quot;YELLOW&quot;))" office:value-type="string" office:string-value="YELLOW" calcext:value-type="string">
            <text:p>YELLOW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V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Schedule feasibility</text:p>
          </table:table-cell>
          <table:table-cell table:number-columns-repeated="2"/>
          <table:table-cell office:value-type="string" calcext:value-type="string">
            <text:p>Low score</text:p>
          </table:table-cell>
          <table:table-cell table:formula="of:=[.C17]/3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string" calcext:value-type="string">
            <text:p>Minimal Risk</text:p>
          </table:table-cell>
          <table:table-cell office:value-type="string" calcext:value-type="string">
            <text:p>The project can be easily completed in the scheduled time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string" calcext:value-type="string">
            <text:p>Med score</text:p>
          </table:table-cell>
          <table:table-cell table:formula="of:=[.C18]*2/3" office:value-type="float" office:value="4.66666666666667" calcext:value-type="float">
            <text:p>4.66666666666667</text:p>
          </table:table-cell>
        </table:table-row>
        <table:table-row table:style-name="ro1">
          <table:table-cell office:value-type="string" calcext:value-type="string">
            <text:p>Low Risk</text:p>
          </table:table-cell>
          <table:table-cell office:value-type="string" calcext:value-type="string">
            <text:p>The project can be completed in the scheduled time with strict time management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string" calcext:value-type="string">
            <text:p>High Score</text:p>
          </table:table-cell>
          <table:table-cell table:formula="of:=[.C1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sonable Risk</text:p>
          </table:table-cell>
          <table:table-cell office:value-type="string" calcext:value-type="string">
            <text:p>The project may be completed in the scheduled time, but will require crunch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string" calcext:value-type="string">
            <text:p>Total votes</text:p>
          </table:table-cell>
          <table:table-cell table:formula="of:=[.C19]+[.C18]+[.C17]+[.C16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igh Risk</text:p>
          </table:table-cell>
          <table:table-cell office:value-type="string" calcext:value-type="string">
            <text:p>The project is unlikely to be completed in the scheduled time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Risk</text:p>
          </table:table-cell>
          <table:table-cell table:formula="of:=SUM([.F15:.F17])/[.F18]" office:value-type="float" office:value="0.388888888888889" calcext:value-type="float">
            <text:p>0.388888888888889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ssessed Risk</text:p>
          </table:table-cell>
          <table:table-cell table:style-name="ce1"/>
          <table:table-cell table:style-name="ce3" table:formula="of:=IF([.F19]&lt;1/3;&quot;GREEN&quot;;IF([.F19]&gt;2/3;&quot;RED&quot;;&quot;YELLOW&quot;))" office:value-type="string" office:string-value="YELLOW" calcext:value-type="string">
            <text:p>YELLOW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V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Design progress</text:p>
          </table:table-cell>
          <table:table-cell table:number-columns-repeated="2"/>
          <table:table-cell office:value-type="string" calcext:value-type="string">
            <text:p>Low score</text:p>
          </table:table-cell>
          <table:table-cell table:formula="of:=[.C26]/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al Risk</text:p>
          </table:table-cell>
          <table:table-cell office:value-type="string" calcext:value-type="string">
            <text:p>The design is complete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office:value-type="string" calcext:value-type="string">
            <text:p>Med score</text:p>
          </table:table-cell>
          <table:table-cell table:formula="of:=[.C27]*2/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w Risk</text:p>
          </table:table-cell>
          <table:table-cell office:value-type="string" calcext:value-type="string">
            <text:p>The design is mostly complete and no major problems are noted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string" calcext:value-type="string">
            <text:p>High Score</text:p>
          </table:table-cell>
          <table:table-cell table:formula="of:=[.C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sonable Risk</text:p>
          </table:table-cell>
          <table:table-cell office:value-type="string" calcext:value-type="string">
            <text:p>The design is incomplete and one major problem is noted with strategies to mitigate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string" calcext:value-type="string">
            <text:p>Total votes</text:p>
          </table:table-cell>
          <table:table-cell table:formula="of:=[.C28]+[.C27]+[.C26]+[.C25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igh Risk</text:p>
          </table:table-cell>
          <table:table-cell office:value-type="string" calcext:value-type="string">
            <text:p>The design is incomplete, has several major problems with no plans to mitigate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Risk</text:p>
          </table:table-cell>
          <table:table-cell table:formula="of:=SUM([.F24:.F26])/[.F27]" office:value-type="float" office:value="0.291666666666667" calcext:value-type="float">
            <text:p>0.291666666666667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ssessed Risk</text:p>
          </table:table-cell>
          <table:table-cell table:style-name="ce1"/>
          <table:table-cell table:style-name="ce3" table:formula="of:=IF([.F28]&lt;1/3;&quot;GREEN&quot;;IF([.F28]&gt;2/3;&quot;RED&quot;;&quot;YELLOW&quot;))" office:value-type="string" office:string-value="GREEN" calcext:value-type="string">
            <text:p>GREEN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V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Implementation progress</text:p>
          </table:table-cell>
          <table:table-cell table:number-columns-repeated="2"/>
          <table:table-cell office:value-type="string" calcext:value-type="string">
            <text:p>Low score</text:p>
          </table:table-cell>
          <table:table-cell table:formula="of:=[.C35]/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al Risk</text:p>
          </table:table-cell>
          <table:table-cell office:value-type="string" calcext:value-type="string">
            <text:p>The implementation is ahead of schedule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Med score</text:p>
          </table:table-cell>
          <table:table-cell table:formula="of:=[.C36]*2/3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Low Risk</text:p>
          </table:table-cell>
          <table:table-cell office:value-type="string" calcext:value-type="string">
            <text:p>The implementation is on schedule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string" calcext:value-type="string">
            <text:p>High Score</text:p>
          </table:table-cell>
          <table:table-cell table:formula="of:=[.C3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asonable Risk</text:p>
          </table:table-cell>
          <table:table-cell office:value-type="string" calcext:value-type="string">
            <text:p>The implementation is slightly behind schedule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string" calcext:value-type="string">
            <text:p>Total votes</text:p>
          </table:table-cell>
          <table:table-cell table:formula="of:=[.C37]+[.C36]+[.C35]+[.C34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igh Risk</text:p>
          </table:table-cell>
          <table:table-cell office:value-type="string" calcext:value-type="string">
            <text:p>The implementation is far behind schedule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string" calcext:value-type="string">
            <text:p>Risk</text:p>
          </table:table-cell>
          <table:table-cell table:formula="of:=SUM([.F33:.F35])/[.F36]" office:value-type="float" office:value="0.515151515151515" calcext:value-type="float">
            <text:p>0.515151515151515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ssessed Risk</text:p>
          </table:table-cell>
          <table:table-cell table:style-name="ce1"/>
          <table:table-cell table:style-name="ce3" table:formula="of:=IF([.F37]&lt;1/3;&quot;GREEN&quot;;IF([.F37]&gt;2/3;&quot;RED&quot;;&quot;YELLOW&quot;))" office:value-type="string" office:string-value="YELLOW" calcext:value-type="string">
            <text:p>YELLOW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V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Integration progress</text:p>
          </table:table-cell>
          <table:table-cell table:number-columns-repeated="2"/>
          <table:table-cell office:value-type="string" calcext:value-type="string">
            <text:p>Low score</text:p>
          </table:table-cell>
          <table:table-cell table:formula="of:=[.C44]/3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string" calcext:value-type="string">
            <text:p>Minimal Risk</text:p>
          </table:table-cell>
          <table:table-cell office:value-type="string" calcext:value-type="string">
            <text:p>No major integration problems have been detected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office:value-type="string" calcext:value-type="string">
            <text:p>Med score</text:p>
          </table:table-cell>
          <table:table-cell table:formula="of:=[.C45]*2/3" office:value-type="float" office:value="4.66666666666667" calcext:value-type="float">
            <text:p>4.66666666666667</text:p>
          </table:table-cell>
        </table:table-row>
        <table:table-row table:style-name="ro1">
          <table:table-cell office:value-type="string" calcext:value-type="string">
            <text:p>Low Risk</text:p>
          </table:table-cell>
          <table:table-cell office:value-type="string" calcext:value-type="string">
            <text:p>Minor integration problems have been detected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string" calcext:value-type="string">
            <text:p>High Score</text:p>
          </table:table-cell>
          <table:table-cell table:formula="of:=[.C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sonable Risk</text:p>
          </table:table-cell>
          <table:table-cell office:value-type="string" calcext:value-type="string">
            <text:p>At least one major integration problem has been detected, with plans to remedy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string" calcext:value-type="string">
            <text:p>Total votes</text:p>
          </table:table-cell>
          <table:table-cell table:formula="of:=[.C46]+[.C45]+[.C44]+[.C4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igh Risk</text:p>
          </table:table-cell>
          <table:table-cell office:value-type="string" calcext:value-type="string">
            <text:p>Multiple major integration problems have been detected, with no plans to rememdy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Risk</text:p>
          </table:table-cell>
          <table:table-cell table:formula="of:=SUM([.F42:.F44])/[.F45]" office:value-type="float" office:value="0.305555555555556" calcext:value-type="float">
            <text:p>0.305555555555556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ssessed Risk</text:p>
          </table:table-cell>
          <table:table-cell table:style-name="ce1"/>
          <table:table-cell table:style-name="ce3" table:formula="of:=IF([.F46]&lt;1/3;&quot;GREEN&quot;;IF([.F46]&gt;2/3;&quot;RED&quot;;&quot;YELLOW&quot;))" office:value-type="string" office:string-value="GREEN" calcext:value-type="string">
            <text:p>GREEN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10:58:45.166000000</meta:creation-date>
    <dc:date>2022-07-05T12:02:13.132000000</dc:date>
    <meta:editing-duration>PT1M31S</meta:editing-duration>
    <meta:editing-cycles>1</meta:editing-cycles>
    <meta:document-statistic meta:table-count="1" meta:cell-count="144" meta:object-count="0"/>
    <meta:generator>LibreOffice/7.2.0.4$Windows_X86_64 LibreOffice_project/9a9c6381e3f7a62afc1329bd359cc48accb6435b</meta:generator>
  </office:meta>
</office:document-meta>
</file>